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dholdsfortegnelse1">
        <text:table-of-content-source text:outline-level="10">
          <text:index-title-template text:style-name="Contents_20_Heading">Table of conten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text:p>
          </text:index-title>
          <text:p text:style-name="P2">1 The standard Lorem Ipsum passage, used since the 1500s<text:tab/>2</text:p>
          <text:p text:style-name="P2">2 1914 translation by H. Rackham<text:tab/>2</text:p>
          <text:p text:style-name="P2">3 Section 1.10.33 of "de Finibus Bonorum et Malorum", written by Cicero in 45 BC<text:tab/>2</text:p>
          <text:p text:style-name="P2">4 1914 translation by H. Rackham<text:tab/>3</text:p>
        </text:index-body>
      </text:table-of-content>
      <text:p text:style-name="Text_20_body"/>
      <text:h text:style-name="P1" text:outline-level="1">The standard Lorem Ipsum passage, used since the 1500s</text:h>
      <text:p text:style-name="Text_20_body">"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Text_20_body">Section 1.10.32 of "de Finibus Bonorum et Malorum", written by Cicero in 45 BC</text:p>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h text:style-name="Heading_20_1" text:outline-level="1">1914 translation by H. Rackham</text:h>
      <text:p text:style-name="Text_20_body">"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p>
      <text:h text:style-name="Heading_20_1" text:outline-level="1">Section 1.10.33 of "de Finibus Bonorum et Malorum", written by Cicero in 45 BC</text:h>
      <text:p text:style-name="Text_20_body">"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text:soft-page-break/>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 </text:p>
      <text:h text:style-name="Heading_20_1" text:outline-level="1">1914 translation by H. Rackham</text:h>
      <text:p text:style-name="Text_20_body">"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 These cases are perfectly simple and easy to distinguish. In a free hour, when our power of choice is untrammelled and when nothing prevents our being able to do what we like best, every pleasure is to be welcomed and every pain avoided. But in certain circumstances and owing to the claims of duty or the obligations of business it will frequently occur that pleasures have to be repudiated and annoyances accepted. The wise man therefore always holds in these matters to this principle of selection: he rejects pleasures to secure other greater pleasures, or else he endures pains to avoid worse pai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a" fo:country="DK"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text:outline-styl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2-12T13:31:03</meta:creation-date>
    <dc:date>2008-02-13T11:27:50</dc:date>
    <meta:editing-cycles>4</meta:editing-cycles>
    <meta:editing-duration>PT14M23S</meta:editing-duration>
    <meta:user-defined meta:name="Info 1"/>
    <meta:user-defined meta:name="Info 2"/>
    <meta:user-defined meta:name="Info 3"/>
    <meta:user-defined meta:name="Info 4"/>
    <meta:document-statistic meta:table-count="0" meta:image-count="0" meta:object-count="0" meta:page-count="3" meta:paragraph-count="15" meta:word-count="749" meta:character-count="4628"/>
  </office:meta>
</office:document-meta>
</file>